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AXP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-0.0661" calcext:value-type="float">
            <text:p>-0.0661</text:p>
          </table:table-cell>
          <table:table-cell office:value-type="float" office:value="-0.0621" calcext:value-type="float">
            <text:p>-0.0621</text:p>
          </table:table-cell>
          <table:table-cell table:formula="of:=0.5*[.B2]+0.5*[.C2]" office:value-type="float" office:value="-0.0641" calcext:value-type="float">
            <text:p>-0.0641</text:p>
          </table:table-cell>
        </table:table-row>
        <table:table-row table:style-name="ro1">
          <table:table-cell/>
          <table:table-cell office:value-type="float" office:value="0.0141" calcext:value-type="float">
            <text:p>0.0141</text:p>
          </table:table-cell>
          <table:table-cell office:value-type="float" office:value="0.0411" calcext:value-type="float">
            <text:p>0.0411</text:p>
          </table:table-cell>
          <table:table-cell table:formula="of:=0.5*[.B3]+0.5*[.C3]" office:value-type="float" office:value="0.0276" calcext:value-type="float">
            <text:p>0.0276</text:p>
          </table:table-cell>
        </table:table-row>
        <table:table-row table:style-name="ro1">
          <table:table-cell/>
          <table:table-cell office:value-type="float" office:value="0.0851" calcext:value-type="float">
            <text:p>0.0851</text:p>
          </table:table-cell>
          <table:table-cell office:value-type="float" office:value="0.0674" calcext:value-type="float">
            <text:p>0.0674</text:p>
          </table:table-cell>
          <table:table-cell table:formula="of:=0.5*[.B4]+0.5*[.C4]" office:value-type="float" office:value="0.07625" calcext:value-type="float">
            <text:p>0.076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2:.B4])" office:value-type="percentage" office:value="0.0110333333333333" calcext:value-type="percentage">
            <text:p>1.1033%</text:p>
          </table:table-cell>
          <table:table-cell table:style-name="ce2" table:formula="of:=AVERAGE([.C2:.C4])" office:value-type="percentage" office:value="0.0154666666666667" calcext:value-type="percentage">
            <text:p>1.5467%</text:p>
          </table:table-cell>
          <table:table-cell/>
        </table:table-row>
        <table:table-row table:style-name="ro1">
          <table:table-cell office:value-type="string" calcext:value-type="string">
            <text:p>stdv</text:p>
          </table:table-cell>
          <table:table-cell table:style-name="ce2" table:formula="of:=STDEV([.B2:.B4])" office:value-type="percentage" office:value="0.075646634646449" calcext:value-type="percentage">
            <text:p>7.5647%</text:p>
          </table:table-cell>
          <table:table-cell table:style-name="ce2" table:formula="of:=STDEV([.C2:.C4])" office:value-type="percentage" office:value="0.0684497139024944" calcext:value-type="percentage">
            <text:p>6.8450%</text:p>
          </table:table-cell>
          <table:table-cell/>
        </table:table-row>
        <table:table-row table:style-name="ro1">
          <table:table-cell office:value-type="string" calcext:value-type="string">
            <text:p>corr</text:p>
          </table:table-cell>
          <table:table-cell table:style-name="ce3" table:formula="of:=CORREL([.B2:.B4];[.C2:.C4])" office:value-type="float" office:value="0.956752753292551" calcext:value-type="float">
            <text:p>0.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p</text:p>
          </table:table-cell>
          <table:table-cell table:style-name="ce2" table:formula="of:=AVERAGE([.D2:.D4])" office:value-type="percentage" office:value="0.01325" calcext:value-type="percentage">
            <text:p>1.32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v</text:p>
          </table:table-cell>
          <table:table-cell table:style-name="ce2" table:formula="of:=STDEV([.D2:.D4])" office:value-type="percentage" office:value="0.0712669102739834" calcext:value-type="percentage">
            <text:p>7.126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1:25:37.790849157</meta:creation-date>
    <dc:date>2020-02-24T11:33:12.882066532</dc:date>
    <meta:editing-duration>PT7M37S</meta:editing-duration>
    <meta:editing-cycles>1</meta:editing-cycles>
    <meta:document-statistic meta:table-count="1" meta:cell-count="24" meta:object-count="0"/>
    <meta:generator>LibreOffice/6.1.5.2$Linux_X86_64 LibreOffice_project/10$Build-2</meta:generator>
  </office:meta>
</office:document-meta>
</file>